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c9078" officeooo:paragraph-rsid="000c907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c9078" officeooo:paragraph-rsid="000c9078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officeooo:rsid="000c9078" officeooo:paragraph-rsid="000c9078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officeooo:rsid="000c9078" officeooo:paragraph-rsid="000c9078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weight="normal" officeooo:paragraph-rsid="000c9078" style:font-size-asian="11pt" style:font-weight-asian="normal" style:font-size-complex="11pt" style:font-weight-complex="normal"/>
    </style:style>
    <style:style style:name="T1" style:family="text">
      <style:text-properties officeooo:rsid="000e2198"/>
    </style:style>
    <style:style style:name="T2" style:family="text">
      <style:text-properties officeooo:rsid="000e44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 :</text:p>
      <text:p text:style-name="P1"/>
      <text:p text:style-name="P1"/>
      <text:p text:style-name="P3">Mei est un héros détester par la communauté ses sorts sont véritablement rageant et punitifs. Néanmoins en dehors de ça, on à un héros très intéressant de différente manière, en plus d’être utile dans diverse situations. Elle demande quand même pas mal d’entraînement, de vision de jeu, et de prise de décision.</text:p>
      <text:p text:style-name="P3"/>
      <text:p text:style-name="P5">Dans ce guide j’aborderai les point qui sont pour moi des étapes importantes à la compréhension du personnage :</text:p>
      <text:p text:style-name="P4"/>
      <text:p text:style-name="P4">Les chiffres</text:p>
      <text:p text:style-name="P4">Les mécaniques de jeu</text:p>
      <text:p text:style-name="P4">Le focus</text:p>
      <text:p text:style-name="P4">Le positionnement</text:p>
      <text:p text:style-name="P4">La communication</text:p>
      <text:p text:style-name="P4">Les duels</text:p>
      <text:p text:style-name="P4">Les méthodes d’entraînement</text:p>
      <text:p text:style-name="P4"/>
      <text:p text:style-name="P4"/>
      <text:p text:style-name="P4"/>
      <text:p text:style-name="P2">Conclusion :</text:p>
      <text:p text:style-name="P2"/>
      <text:p text:style-name="P2"/>
      <text:p text:style-name="P3">Pour conclure je dirais que Mei est très intéressante pour temporiser un objectif, mais aussi crée des occasions pour détruire l’ennemie. C’est aussi un héros très puissant  défensivement, elle peut <text:span text:style-name="T1">protéger</text:span> une entrée, permettre à ces <text:span text:style-name="T2">alliés</text:span> de <text:span text:style-name="T1">s’échapper</text:span> d’une mort certaine ou encore <text:span text:style-name="T1">retourner un combat mal engagé.</text:span> <text:span text:style-name="T2">Même si elle demande de l’entraînement au début, vous pourrez par la suite « carry » vos parties.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7:08:51.499000000</meta:creation-date>
    <dc:date>2017-03-15T17:26:23.145000000</dc:date>
    <meta:editing-duration>PT3M17S</meta:editing-duration>
    <meta:editing-cycles>2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12" meta:word-count="159" meta:character-count="974" meta:non-whitespace-character-count="826"/>
  </office:meta>
</office:document-meta>
</file>